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style:font-name="Liberation Serif" fo:font-size="10pt" style:font-size-asian="10pt" style:font-size-complex="10pt"/>
    </style:style>
    <style:style style:name="P3" style:family="paragraph" style:parent-style-name="Standard">
      <style:text-properties style:font-name="Liberation Serif" fo:font-size="10pt" fo:font-weight="bold" officeooo:rsid="0013dd26" officeooo:paragraph-rsid="0013dd26" style:font-size-asian="10pt" style:font-weight-asian="bold" style:font-size-complex="10pt"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style:font-name="Liberation Serif" fo:font-size="10pt" style:font-size-asian="10pt" style:font-size-complex="10pt"/>
    </style:style>
    <style:style style:name="P7" style:family="paragraph" style:parent-style-name="Heading_20_1">
      <style:text-properties style:font-name="Liberation Serif" fo:font-size="10pt" style:font-size-asian="10pt" style:font-size-complex="10pt"/>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weight="bold" style:font-weight-asian="bold"/>
    </style:style>
    <style:style style:name="T3" style:family="text">
      <style:text-properties fo:color="#7f0055" fo:font-weight="bold" style:font-weight-asian="bold"/>
    </style:style>
    <style:style style:name="T4" style:family="text">
      <style:text-properties fo:color="#7f0055" fo:font-size="10pt" fo:font-weight="bold" style:font-size-asian="10pt" style:font-weight-asian="bold"/>
    </style:style>
    <style:style style:name="T5" style:family="text">
      <style:text-properties fo:color="#000000"/>
    </style:style>
    <style:style style:name="T6" style:family="text">
      <style:text-properties fo:color="#000000" style:font-name="Monospace"/>
    </style:style>
    <style:style style:name="T7" style:family="text">
      <style:text-properties fo:color="#000000" style:font-name="Monospace" fo:font-size="10pt" style:font-size-asian="10pt"/>
    </style:style>
    <style:style style:name="T8" style:family="text">
      <style:text-properties fo:color="#000000" style:font-name="Monospace" fo:font-size="10pt" fo:font-weight="bold" style:font-size-asian="10pt" style:font-weight-asian="bold"/>
    </style:style>
    <style:style style:name="T9" style:family="text">
      <style:text-properties fo:color="#000000" fo:font-size="10pt" style:font-size-asian="10pt"/>
    </style:style>
    <style:style style:name="T10" style:family="text">
      <style:text-properties fo:color="#000000" fo:font-size="10pt" fo:font-weight="bold" style:font-size-asian="10pt" style:font-weight-asian="bold"/>
    </style:style>
    <style:style style:name="T11" style:family="text">
      <style:text-properties fo:color="#000000" fo:font-weight="bold" style:font-weight-asian="bold"/>
    </style:style>
    <style:style style:name="T12" style:family="text">
      <style:text-properties fo:color="#005032"/>
    </style:style>
    <style:style style:name="T13" style:family="text">
      <style:text-properties fo:color="#005032" style:font-name="Monospace"/>
    </style:style>
    <style:style style:name="T14" style:family="text">
      <style:text-properties fo:color="#005032" style:font-name="Monospace" fo:font-size="10pt" style:font-size-asian="10pt"/>
    </style:style>
    <style:style style:name="T15" style:family="text">
      <style:text-properties fo:color="#005032" fo:font-size="10pt" style:font-size-asian="10pt"/>
    </style:style>
    <style:style style:name="T16" style:family="text">
      <style:text-properties fo:color="#3f7f5f"/>
    </style:style>
    <style:style style:name="T17" style:family="text">
      <style:text-properties fo:color="#3f7f5f" style:font-name="Monospace"/>
    </style:style>
    <style:style style:name="T18" style:family="text">
      <style:text-properties fo:color="#3f7f5f" style:font-name="Monospace" fo:font-size="10pt" style:font-size-asian="10pt"/>
    </style:style>
    <style:style style:name="T19" style:family="text">
      <style:text-properties fo:color="#3f7f5f" style:font-name="Monospace" fo:font-size="10pt" style:text-underline-style="solid" style:text-underline-width="auto" style:text-underline-color="font-color" style:font-size-asian="10pt"/>
    </style:style>
    <style:style style:name="T20" style:family="text">
      <style:text-properties fo:color="#3f7f5f" fo:font-size="10pt" style:font-size-asian="10pt"/>
    </style:style>
    <style:style style:name="T21" style:family="text">
      <style:text-properties fo:color="#3f7f5f" fo:font-size="10pt" style:text-underline-style="solid" style:text-underline-width="auto" style:text-underline-color="font-color" style:font-size-asian="10pt"/>
    </style:style>
    <style:style style:name="T22" style:family="text">
      <style:text-properties fo:color="#3f7f5f" style:text-underline-style="solid" style:text-underline-width="auto" style:text-underline-color="font-color"/>
    </style:style>
    <style:style style:name="T23" style:family="text">
      <style:text-properties fo:color="#0000c0"/>
    </style:style>
    <style:style style:name="T24" style:family="text">
      <style:text-properties fo:color="#0000c0" style:font-name="Monospace" fo:font-size="10pt" style:font-size-asian="10pt"/>
    </style:style>
    <style:style style:name="T25" style:family="text">
      <style:text-properties fo:color="#0000c0" fo:font-size="10pt" style:font-size-asian="10pt"/>
    </style:style>
    <style:style style:name="T26" style:family="text">
      <style:text-properties style:font-name="Liberation Serif"/>
    </style:style>
    <style:style style:name="T27" style:family="text">
      <style:text-properties style:font-name="Liberation Serif" fo:font-size="10pt" style:font-size-asian="10pt" style:font-size-complex="10pt"/>
    </style:style>
    <style:style style:name="T28" style:family="text">
      <style:text-properties fo:font-size="10pt" style:font-size-asian="10pt" style:font-size-complex="10pt"/>
    </style:style>
    <style:style style:name="T29" style:family="text">
      <style:text-properties fo:color="#2a00ff"/>
    </style:style>
    <style:style style:name="T30" style:family="text">
      <style:text-properties fo:color="#2a00ff" style:font-name="Monospace" fo:font-size="10pt" style:font-size-asian="10pt"/>
    </style:style>
    <style:style style:name="T31" style:family="text">
      <style:text-properties fo:color="#2a00ff"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lass</text:p>
      <text:p text:style-name="P2">By convention, class names should begin with an upper-case letter.</text:p>
      <text:h text:style-name="P7" text:outline-level="1">Public vs private access specifiers</text:h>
      <text:p text:style-name="P2"><text:span text:style-name="T3">struct</text:span><text:span text:style-name="T5"> </text:span><text:span text:style-name="T12">DateStruct</text:span><text:span text:style-name="T5"> </text:span><text:span text:style-name="T16">// members are public by default</text:span></text:p>
      <text:p text:style-name="P2"/>
      <text:p text:style-name="P2"><text:span text:style-name="T3">class</text:span><text:span text:style-name="T5"> </text:span><text:span text:style-name="T12">DateClass</text:span><text:span text:style-name="T5"> </text:span><text:span text:style-name="T16">// members are private by default</text:span></text:p>
      <text:p text:style-name="P6"/>
      <text:p text:style-name="P5"><text:span text:style-name="Strong_20_Emphasis"><text:span text:style-name="T26">Encapsulation</text:span></text:span></text:p>
      <text:p text:style-name="Text_20_body"><text:span text:style-name="T27">In object-oriented programming, </text:span><text:span text:style-name="Strong_20_Emphasis"><text:span text:style-name="T27">Encapsulation</text:span></text:span><text:span text:style-name="T27"> (also called </text:span><text:span text:style-name="Strong_20_Emphasis"><text:span text:style-name="T27">information hiding</text:span></text:span><text:span text:style-name="T27">) is the process of keeping the details about how an object is implemented hidden away from users of the object. Instead, users of the object access the object through a public interface. In this way, users are able to use the object without having to understand how it is implemented.</text:span></text:p>
      <text:p text:style-name="P1"><text:span text:style-name="T26">A </text:span><text:span text:style-name="Strong_20_Emphasis"><text:span text:style-name="T26">constructor</text:span></text:span><text:span text:style-name="T26"> is a special kind of class member function that is automatically called when an object of that class is instantiated. Constructors are typically used to initialize member variables of the class to appropriate default or user-provided values, or to do any setup steps necessary for the class to be used (e.g. open a file or database).</text:span></text:p>
      <text:p text:style-name="P2"/>
      <text:p text:style-name="P2">if you do have other non-default constructors in your class, but no default constructor, C++ will not create an empty default constructor for you. In this case, the class will not be instantiatiable without parameters.</text:p>
      <text:p text:style-name="P2"><text:span text:style-name="T3">class</text:span><text:span text:style-name="T5"> </text:span><text:span text:style-name="T12">Something</text:span></text:p>
      <text:p text:style-name="P4"><text:span text:style-name="T5">{</text:span></text:p>
      <text:p text:style-name="P4"><text:span text:style-name="T3">private</text:span><text:span text:style-name="T5">:</text:span></text:p>
      <text:p text:style-name="P4"><text:span text:style-name="T5"><text:s text:c="4"/></text:span><text:span text:style-name="T3">int</text:span><text:span text:style-name="T5"> </text:span><text:span text:style-name="T23">m_value1</text:span><text:span text:style-name="T5">;</text:span></text:p>
      <text:p text:style-name="P4"><text:span text:style-name="T5"><text:s text:c="4"/></text:span><text:span text:style-name="T3">double</text:span><text:span text:style-name="T5"> </text:span><text:span text:style-name="T23">m_value2</text:span><text:span text:style-name="T5">;</text:span></text:p>
      <text:p text:style-name="P4"><text:span text:style-name="T5"><text:s text:c="4"/></text:span><text:span text:style-name="T3">int</text:span><text:span text:style-name="T5"> *</text:span><text:span text:style-name="T23">m_value3</text:span><text:span text:style-name="T5">;</text:span></text:p>
      <text:p text:style-name="P4"><text:span text:style-name="T5"><text:s/></text:span></text:p>
      <text:p text:style-name="P4"><text:span text:style-name="T3">public</text:span><text:span text:style-name="T5">:</text:span></text:p>
      <text:p text:style-name="P4"><text:span text:style-name="T5"><text:s text:c="4"/></text:span><text:span text:style-name="T11">Something</text:span><text:span text:style-name="T5">() : </text:span><text:span text:style-name="T23">m_value1</text:span><text:span text:style-name="T5">(0), </text:span><text:span text:style-name="T23">m_value2</text:span><text:span text:style-name="T5">(0.0), </text:span><text:span text:style-name="T23">m_value3</text:span><text:span text:style-name="T5">(0) </text:span><text:span text:style-name="T16">// directly initialize our member variables</text:span></text:p>
      <text:p text:style-name="P4"><text:span text:style-name="T5"><text:s text:c="4"/>{</text:span></text:p>
      <text:p text:style-name="P4"><text:span text:style-name="T5"><text:s text:c="4"/></text:span><text:span text:style-name="T16">// No need for assignment here</text:span></text:p>
      <text:p text:style-name="P4"><text:span text:style-name="T5"><text:s text:c="4"/>}</text:span></text:p>
      <text:p text:style-name="P4"><text:span text:style-name="T5">}</text:span></text:p>
      <text:p text:style-name="P4">However, in C++11, you can fully initialize a member array using uniform initialization:</text:p>
      <text:p text:style-name="P4"><text:span text:style-name="T5"/></text:p>
      <text:p text:style-name="P2"><text:span text:style-name="T3">class</text:span><text:span text:style-name="T5"> </text:span><text:span text:style-name="T12">Something</text:span></text:p>
      <text:p text:style-name="P4"><text:span text:style-name="T5">{</text:span></text:p>
      <text:p text:style-name="P4"><text:span text:style-name="T3">private</text:span><text:span text:style-name="T5">:</text:span></text:p>
      <text:p text:style-name="P4"><text:span text:style-name="T5"><text:s text:c="4"/></text:span><text:span text:style-name="T3">const</text:span><text:span text:style-name="T5"> </text:span><text:span text:style-name="T3">int</text:span><text:span text:style-name="T5"> </text:span><text:span text:style-name="T23">m_array</text:span><text:span text:style-name="T5">[5];</text:span></text:p>
      <text:p text:style-name="P4"><text:span text:style-name="T5"><text:s/></text:span></text:p>
      <text:p text:style-name="P4"><text:span text:style-name="T3">public</text:span><text:span text:style-name="T5">:</text:span></text:p>
      <text:p text:style-name="P4"><text:span text:style-name="T5"><text:s text:c="4"/></text:span><text:span text:style-name="T11">Something</text:span><text:span text:style-name="T5">(): </text:span><text:span text:style-name="T23">m_array</text:span><text:span text:style-name="T5"> { 1, 2, 3, 4, 5 } </text:span><text:span text:style-name="T16">// use uniform initialization to initialize our member array</text:span></text:p>
      <text:p text:style-name="P4"><text:span text:style-name="T5"><text:s text:c="4"/>{</text:span></text:p>
      <text:p text:style-name="P4"><text:span text:style-name="T5"><text:s text:c="4"/>}</text:span></text:p>
      <text:p text:style-name="P4"><text:span text:style-name="T5"><text:s/>};</text:span></text:p>
      <text:p text:style-name="P2"/>
      <text:p text:style-name="P2">with C++11, it’s possible to give non-static class member variables a default initialization value directly:</text:p>
      <text:p text:style-name="P6"/>
      <text:p text:style-name="P6"/>
      <text:p text:style-name="P6"/>
      <text:p text:style-name="P6"/>
      <text:p text:style-name="P6">Non-static member initialization provides default values for your member variables that your constructors will use if the constructors do not provide an initialization values for the members themselves (via the member initialization list).</text:p>
      <text:p text:style-name="P6">However, note that constructors still determine what kind of objects may be created. Consider the following case:</text:p>
      <text:p text:style-name="P2"/>
      <text:p text:style-name="P2"><text:soft-page-break/><text:span text:style-name="T3">class</text:span><text:span text:style-name="T5"> </text:span><text:span text:style-name="T12">Square</text:span></text:p>
      <text:p text:style-name="P4"><text:span text:style-name="T5">{</text:span></text:p>
      <text:p text:style-name="P4"><text:span text:style-name="T3">private</text:span><text:span text:style-name="T5">:</text:span></text:p>
      <text:p text:style-name="P4"><text:span text:style-name="T5"><text:s text:c="4"/></text:span><text:span text:style-name="T3">double</text:span><text:span text:style-name="T5"> </text:span><text:span text:style-name="T23">m_length</text:span><text:span text:style-name="T5"> = 1.0;</text:span></text:p>
      <text:p text:style-name="P4"><text:span text:style-name="T5"><text:s text:c="4"/></text:span><text:span text:style-name="T3">double</text:span><text:span text:style-name="T5"> </text:span><text:span text:style-name="T23">m_width</text:span><text:span text:style-name="T5"> = 1.0;</text:span></text:p>
      <text:p text:style-name="P4"><text:span text:style-name="T5"><text:s/></text:span></text:p>
      <text:p text:style-name="P4"><text:span text:style-name="T3">public</text:span><text:span text:style-name="T5">:</text:span></text:p>
      <text:p text:style-name="P4"><text:span text:style-name="T5"><text:s/></text:span></text:p>
      <text:p text:style-name="P4"><text:span text:style-name="T5"><text:s text:c="4"/></text:span><text:span text:style-name="T16">// note: No default constructor provided in this example</text:span></text:p>
      <text:p text:style-name="P4"><text:span text:style-name="T5"><text:s/></text:span></text:p>
      <text:p text:style-name="P4"><text:span text:style-name="T5"><text:s text:c="4"/></text:span><text:span text:style-name="T11">Square</text:span><text:span text:style-name="T5">(</text:span><text:span text:style-name="T3">double</text:span><text:span text:style-name="T5"> length, </text:span><text:span text:style-name="T3">double</text:span><text:span text:style-name="T5"> width)</text:span></text:p>
      <text:p text:style-name="P4"><text:span text:style-name="T5"><text:s text:c="8"/>: </text:span><text:span text:style-name="T23">m_length</text:span><text:span text:style-name="T5">(length), </text:span><text:span text:style-name="T23">m_width</text:span><text:span text:style-name="T5">(width)</text:span></text:p>
      <text:p text:style-name="P4"><text:span text:style-name="T5"><text:s text:c="4"/>{</text:span></text:p>
      <text:p text:style-name="P4"><text:span text:style-name="T5"><text:s text:c="8"/></text:span><text:span text:style-name="T16">// m_length and m_width are initialized by the constructor (the default values aren't used)</text:span></text:p>
      <text:p text:style-name="P4"><text:span text:style-name="T5"><text:s text:c="4"/>}</text:span></text:p>
      <text:p text:style-name="P4"><text:span text:style-name="T5"><text:s/></text:span></text:p>
      <text:p text:style-name="P4"><text:span text:style-name="T5"><text:s text:c="4"/></text:span><text:span text:style-name="T3">void</text:span><text:span text:style-name="T5"> </text:span><text:span text:style-name="T11">print</text:span><text:span text:style-name="T5">()</text:span></text:p>
      <text:p text:style-name="P4"><text:span text:style-name="T5"><text:s text:c="4"/>{</text:span></text:p>
      <text:p text:style-name="P4"><text:span text:style-name="T5"><text:s text:c="8"/>std::cout &lt;&lt; </text:span><text:span text:style-name="T29">"length: "</text:span><text:span text:style-name="T5"> &lt;&lt; </text:span><text:span text:style-name="T23">m_length</text:span><text:span text:style-name="T5"> &lt;&lt; </text:span><text:span text:style-name="T29">", width: "</text:span><text:span text:style-name="T5"> &lt;&lt; </text:span><text:span text:style-name="T23">m_width</text:span><text:span text:style-name="T5"> &lt;&lt; </text:span><text:span text:style-name="T29">'\n'</text:span><text:span text:style-name="T5">;</text:span></text:p>
      <text:p text:style-name="P4"><text:span text:style-name="T5"><text:s text:c="4"/>}</text:span></text:p>
      <text:p text:style-name="P4"><text:span text:style-name="T5"><text:s/></text:span></text:p>
      <text:p text:style-name="P4"><text:span text:style-name="T5">};</text:span></text:p>
      <text:p text:style-name="P4"><text:span text:style-name="T5"><text:s/></text:span></text:p>
      <text:p text:style-name="P4"><text:span text:style-name="T3">int</text:span><text:span text:style-name="T5"> </text:span><text:span text:style-name="T11">main</text:span><text:span text:style-name="T5">()</text:span></text:p>
      <text:p text:style-name="P4"><text:span text:style-name="T5">{</text:span></text:p>
      <text:p text:style-name="P4"><text:span text:style-name="T5"><text:s text:c="4"/></text:span><text:span text:style-name="T12">Square</text:span><text:span text:style-name="T5"> x; </text:span><text:span text:style-name="T16">// will not compile, no default constructor exists, even though members have default initialization values</text:span></text:p>
      <text:p text:style-name="P4"><text:span text:style-name="T5"><text:s/></text:span></text:p>
      <text:p text:style-name="P4"><text:span text:style-name="T5"><text:s text:c="4"/></text:span><text:span text:style-name="T3">return</text:span><text:span text:style-name="T5"> 0;</text:span></text:p>
      <text:p text:style-name="P4"><text:span text:style-name="T5">}</text:span></text:p>
      <text:p text:style-name="P2"/>
      <text:p text:style-name="P2">If a default initialization value is provided and the constructor initializes the member via the member initializer list, the member initializer list will take precedence. The following example shows this:</text:p>
      <text:p text:style-name="P2"><text:span text:style-name="T3">class</text:span><text:span text:style-name="T5"> </text:span><text:span text:style-name="T12">Square</text:span></text:p>
      <text:p text:style-name="P4"><text:span text:style-name="T5">{</text:span></text:p>
      <text:p text:style-name="P4"><text:span text:style-name="T3">private</text:span><text:span text:style-name="T5">:</text:span></text:p>
      <text:p text:style-name="P4"><text:span text:style-name="T5"><text:s text:c="4"/></text:span><text:span text:style-name="T3">double</text:span><text:span text:style-name="T5"> </text:span><text:span text:style-name="T23">m_length</text:span><text:span text:style-name="T5"> = 1.0;</text:span></text:p>
      <text:p text:style-name="P4"><text:span text:style-name="T5"><text:s text:c="4"/></text:span><text:span text:style-name="T3">double</text:span><text:span text:style-name="T5"> </text:span><text:span text:style-name="T23">m_width</text:span><text:span text:style-name="T5"> = 1.0;</text:span></text:p>
      <text:p text:style-name="P4"><text:span text:style-name="T5"><text:s/></text:span></text:p>
      <text:p text:style-name="P4"><text:span text:style-name="T3">public</text:span><text:span text:style-name="T5">:</text:span></text:p>
      <text:p text:style-name="P4"><text:span text:style-name="T5"><text:s/></text:span></text:p>
      <text:p text:style-name="P4"><text:span text:style-name="T5"><text:s text:c="4"/></text:span><text:span text:style-name="T11">Square</text:span><text:span text:style-name="T5">(</text:span><text:span text:style-name="T3">double</text:span><text:span text:style-name="T5"> length, </text:span><text:span text:style-name="T3">double</text:span><text:span text:style-name="T5"> width)</text:span></text:p>
      <text:p text:style-name="P4"><text:span text:style-name="T5"><text:s text:c="8"/>: </text:span><text:span text:style-name="T23">m_length</text:span><text:span text:style-name="T5">(length), </text:span><text:span text:style-name="T23">m_width</text:span><text:span text:style-name="T5">(width)</text:span></text:p>
      <text:p text:style-name="P4"><text:span text:style-name="T5"><text:s text:c="4"/>{</text:span></text:p>
      <text:p text:style-name="P4"><text:span text:style-name="T5"><text:s text:c="8"/></text:span><text:span text:style-name="T16">// m_length and m_width are initialized by the constructor (the default values aren't used)</text:span></text:p>
      <text:p text:style-name="P4"><text:span text:style-name="T5"><text:s text:c="4"/>}</text:span></text:p>
      <text:p text:style-name="P4"><text:span text:style-name="T5"><text:s/></text:span></text:p>
      <text:p text:style-name="P4"><text:span text:style-name="T5"><text:s text:c="4"/></text:span><text:span text:style-name="T3">void</text:span><text:span text:style-name="T5"> </text:span><text:span text:style-name="T11">print</text:span><text:span text:style-name="T5">()</text:span></text:p>
      <text:p text:style-name="P4"><text:span text:style-name="T5"><text:s text:c="4"/>{</text:span></text:p>
      <text:p text:style-name="P4"><text:span text:style-name="T5"><text:s text:c="8"/>std::cout &lt;&lt; </text:span><text:span text:style-name="T29">"length: "</text:span><text:span text:style-name="T5"> &lt;&lt; </text:span><text:span text:style-name="T23">m_length</text:span><text:span text:style-name="T5"> &lt;&lt; </text:span><text:span text:style-name="T29">", width: "</text:span><text:span text:style-name="T5"> &lt;&lt; </text:span><text:span text:style-name="T23">m_width</text:span><text:span text:style-name="T5"> &lt;&lt; </text:span><text:span text:style-name="T29">'\n'</text:span><text:span text:style-name="T5">;</text:span></text:p>
      <text:p text:style-name="P4"><text:span text:style-name="T5"><text:s text:c="4"/>}</text:span></text:p>
      <text:p text:style-name="P4"><text:span text:style-name="T5"><text:s/></text:span></text:p>
      <text:p text:style-name="P4"><text:span text:style-name="T5">};</text:span></text:p>
      <text:p text:style-name="P4"><text:span text:style-name="T5"><text:s/></text:span></text:p>
      <text:p text:style-name="P4"><text:span text:style-name="T3">int</text:span><text:span text:style-name="T5"> </text:span><text:span text:style-name="T11">main</text:span><text:span text:style-name="T5">()</text:span></text:p>
      <text:p text:style-name="P4"><text:span text:style-name="T5">{</text:span></text:p>
      <text:p text:style-name="P4"><text:span text:style-name="T5"><text:s text:c="4"/></text:span><text:span text:style-name="T12">Square</text:span><text:span text:style-name="T5"> x(2.0, 3.0);</text:span></text:p>
      <text:p text:style-name="P4"><text:span text:style-name="T5"><text:s text:c="4"/>x.print();</text:span></text:p>
      <text:p text:style-name="P4"><text:span text:style-name="T5"><text:s/></text:span></text:p>
      <text:p text:style-name="P4"><text:span text:style-name="T5"><text:s text:c="4"/></text:span><text:span text:style-name="T3">return</text:span><text:span text:style-name="T5"> 0;</text:span></text:p>
      <text:p text:style-name="P4"><text:span text:style-name="T5">}</text:span></text:p>
      <text:p text:style-name="P4"/>
      <text:p text:style-name="P2"/>
      <text:p text:style-name="P2"/>
      <text:h text:style-name="P7" text:outline-level="1"><text:soft-page-break/>Overlapping and delegating constructors</text:h>
      <text:p text:style-name="P2">with a pre-C++11 compiler, if you try to have one constructor call another constructor, it will often compile, but it will not work as you expect, and you will likely spend a long time trying to figure out why, even with a debugger (it turns out, this actually creates a temporary object and then discards it).</text:p>
      <text:p text:style-name="P2"/>
      <text:p text:style-name="P2">Relatedly, you may find yourself in the situation where you want to write a member function to re-initialize a class back to default values. Because you probably already have a constructor that does this, you may be tempted to try to call the constructor from your member function. However, trying to call a constructor directly will generally result in unexpected behavior. Many developers simply copy the code from the constructor in your initialization function, which would work, but lead to duplicate code. The best solution in this case is to move the code from the constructor to your new function, and have the constructor call your function to do the work of initializing the data:</text:p>
      <text:p text:style-name="P2"/>
      <text:p text:style-name="P2"><text:span text:style-name="T3">class</text:span><text:span text:style-name="T5"> </text:span><text:span text:style-name="T12">Foo</text:span></text:p>
      <text:p text:style-name="P4"><text:span text:style-name="T5">{</text:span></text:p>
      <text:p text:style-name="P4"><text:span text:style-name="T3">public</text:span><text:span text:style-name="T5">:</text:span></text:p>
      <text:p text:style-name="P4"><text:span text:style-name="T5"><text:s text:c="4"/></text:span><text:span text:style-name="T11">Foo</text:span><text:span text:style-name="T5">()</text:span></text:p>
      <text:p text:style-name="P4"><text:span text:style-name="T5"><text:s text:c="4"/>{</text:span></text:p>
      <text:p text:style-name="P4"><text:span text:style-name="T5"><text:s text:c="8"/>Init();</text:span></text:p>
      <text:p text:style-name="P4"><text:span text:style-name="T5"><text:s text:c="4"/>}</text:span></text:p>
      <text:p text:style-name="P4"><text:span text:style-name="T5"><text:s/></text:span></text:p>
      <text:p text:style-name="P4"><text:span text:style-name="T5"><text:s text:c="4"/></text:span><text:span text:style-name="T11">Foo</text:span><text:span text:style-name="T5">(</text:span><text:span text:style-name="T3">int</text:span><text:span text:style-name="T5"> value)</text:span></text:p>
      <text:p text:style-name="P4"><text:span text:style-name="T5"><text:s text:c="4"/>{</text:span></text:p>
      <text:p text:style-name="P4"><text:span text:style-name="T5"><text:s text:c="8"/>Init();</text:span></text:p>
      <text:p text:style-name="P4"><text:span text:style-name="T5"><text:s text:c="8"/></text:span><text:span text:style-name="T16">// do something with value</text:span></text:p>
      <text:p text:style-name="P4"><text:span text:style-name="T5"><text:s text:c="4"/>}</text:span></text:p>
      <text:p text:style-name="P4"><text:span text:style-name="T5"><text:s/></text:span></text:p>
      <text:p text:style-name="P4"><text:span text:style-name="T5"><text:s text:c="4"/></text:span><text:span text:style-name="T3">void</text:span><text:span text:style-name="T5"> </text:span><text:span text:style-name="T11">Init</text:span><text:span text:style-name="T5">()</text:span></text:p>
      <text:p text:style-name="P4"><text:span text:style-name="T5"><text:s text:c="4"/>{</text:span></text:p>
      <text:p text:style-name="P4"><text:span text:style-name="T5"><text:s text:c="8"/></text:span><text:span text:style-name="T16">// code to </text:span><text:span text:style-name="T22">init</text:span><text:span text:style-name="T16"> </text:span><text:span text:style-name="T22">Foo</text:span></text:p>
      <text:p text:style-name="P4"><text:span text:style-name="T5"><text:s text:c="4"/>}</text:span></text:p>
      <text:p text:style-name="P4"><text:span text:style-name="T5">};</text:span></text:p>
      <text:p text:style-name="P2"/>
      <text:p text:style-name="P6"><text:span text:style-name="Strong_20_Emphasis">Delegating constructors in C++11</text:span></text:p>
      <text:p text:style-name="Text_20_body"><text:span text:style-name="T27">Starting with C++11, constructors are now allowed to call other constructors. This process is called </text:span><text:span text:style-name="Strong_20_Emphasis"><text:span text:style-name="T27">delegating constructors</text:span></text:span><text:span text:style-name="T27"> (or </text:span><text:span text:style-name="Strong_20_Emphasis"><text:span text:style-name="T27">constructor chaining</text:span></text:span><text:span text:style-name="T27">).</text:span></text:p>
      <text:p text:style-name="P2"><text:span text:style-name="T3">class</text:span><text:span text:style-name="T5"> </text:span><text:span text:style-name="T12">Foo</text:span></text:p>
      <text:p text:style-name="P4"><text:span text:style-name="T5">{</text:span></text:p>
      <text:p text:style-name="P4"><text:span text:style-name="T3">private</text:span><text:span text:style-name="T5">:</text:span></text:p>
      <text:p text:style-name="P4"><text:span text:style-name="T5"><text:s/></text:span></text:p>
      <text:p text:style-name="P4"><text:span text:style-name="T3">public</text:span><text:span text:style-name="T5">:</text:span></text:p>
      <text:p text:style-name="P4"><text:span text:style-name="T5"><text:s text:c="4"/></text:span><text:span text:style-name="T11">Foo</text:span><text:span text:style-name="T5">()</text:span></text:p>
      <text:p text:style-name="P4"><text:span text:style-name="T5"><text:s text:c="4"/>{</text:span></text:p>
      <text:p text:style-name="P4"><text:span text:style-name="T5"><text:s text:c="8"/></text:span><text:span text:style-name="T16">// code to do A</text:span></text:p>
      <text:p text:style-name="P4"><text:span text:style-name="T5"><text:s text:c="4"/>}</text:span></text:p>
      <text:p text:style-name="P4"><text:span text:style-name="T5"><text:s/></text:span></text:p>
      <text:p text:style-name="P4"><text:span text:style-name="T5"><text:s text:c="4"/></text:span><text:span text:style-name="T11">Foo</text:span><text:span text:style-name="T5">(</text:span><text:span text:style-name="T3">int</text:span><text:span text:style-name="T5"> value): Foo() </text:span><text:span text:style-name="T16">// use </text:span><text:span text:style-name="T22">Foo</text:span><text:span text:style-name="T16">() default constructor to do A</text:span></text:p>
      <text:p text:style-name="P4"><text:span text:style-name="T5"><text:s text:c="4"/>{</text:span></text:p>
      <text:p text:style-name="P4"><text:span text:style-name="T5"><text:s text:c="8"/></text:span><text:span text:style-name="T16">// code to do B</text:span></text:p>
      <text:p text:style-name="P4"><text:span text:style-name="T5"><text:s text:c="4"/>}</text:span></text:p>
      <text:p text:style-name="P4"><text:span text:style-name="T5"><text:s/></text:span></text:p>
      <text:p text:style-name="P4"><text:span text:style-name="T5">};</text:span></text:p>
      <text:p text:style-name="P4"/>
      <text:p text:style-name="P4">This class has 4 constructors, three of which delegate to Employee(int, std::string). In this way, the amount of redundant code is minimized.</text:p>
      <text:p text:style-name="P4"><text:span text:style-name="T3">#include</text:span><text:span text:style-name="T5"> </text:span><text:span text:style-name="T29">&lt;string&gt;</text:span></text:p>
      <text:p text:style-name="P4"><text:span text:style-name="T5"><text:s/></text:span></text:p>
      <text:p text:style-name="P4"><text:span text:style-name="T3">class</text:span><text:span text:style-name="T5"> </text:span><text:span text:style-name="T12">Employee</text:span></text:p>
      <text:p text:style-name="P4"><text:span text:style-name="T5">{</text:span></text:p>
      <text:p text:style-name="P4"><text:span text:style-name="T3">private</text:span><text:span text:style-name="T5">:</text:span></text:p>
      <text:p text:style-name="P4"><text:span text:style-name="T5"><text:s text:c="4"/></text:span><text:span text:style-name="T3">int</text:span><text:span text:style-name="T5"> </text:span><text:span text:style-name="T23">m_id</text:span><text:span text:style-name="T5">;</text:span></text:p>
      <text:p text:style-name="P4"><text:span text:style-name="T5"><text:s text:c="4"/>std::</text:span><text:span text:style-name="T12">string</text:span><text:span text:style-name="T5"> </text:span><text:span text:style-name="T23">m_name</text:span><text:span text:style-name="T5">;</text:span></text:p>
      <text:p text:style-name="P4"><text:soft-page-break/><text:span text:style-name="T5"><text:s/></text:span></text:p>
      <text:p text:style-name="P4"><text:span text:style-name="T3">public</text:span><text:span text:style-name="T5">:</text:span></text:p>
      <text:p text:style-name="P4"><text:span text:style-name="T5"><text:s text:c="4"/></text:span><text:span text:style-name="T11">Employee</text:span><text:span text:style-name="T5">(</text:span><text:span text:style-name="T3">int</text:span><text:span text:style-name="T5"> id, std::</text:span><text:span text:style-name="T12">string</text:span><text:span text:style-name="T5"> name):</text:span></text:p>
      <text:p text:style-name="P4"><text:span text:style-name="T5"><text:s text:c="8"/></text:span><text:span text:style-name="T23">m_id</text:span><text:span text:style-name="T5">(id), </text:span><text:span text:style-name="T23">m_name</text:span><text:span text:style-name="T5">(name)</text:span></text:p>
      <text:p text:style-name="P4"><text:span text:style-name="T5"><text:s text:c="4"/>{</text:span></text:p>
      <text:p text:style-name="P4"><text:span text:style-name="T5"><text:s text:c="4"/>}</text:span></text:p>
      <text:p text:style-name="P4"><text:span text:style-name="T5"><text:s/></text:span></text:p>
      <text:p text:style-name="P4"><text:span text:style-name="T5"><text:s text:c="4"/></text:span><text:span text:style-name="T16">// All three of the following constructors use delegating constructors to minimize redundant code</text:span></text:p>
      <text:p text:style-name="P4"><text:span text:style-name="T5"><text:s text:c="4"/></text:span><text:span text:style-name="T11">Employee</text:span><text:span text:style-name="T5">() : Employee(0, </text:span><text:span text:style-name="T29">""</text:span><text:span text:style-name="T5">) { }</text:span></text:p>
      <text:p text:style-name="P4"><text:span text:style-name="T5"><text:s text:c="4"/></text:span><text:span text:style-name="T11">Employee</text:span><text:span text:style-name="T5">(</text:span><text:span text:style-name="T3">int</text:span><text:span text:style-name="T5"> id) : Employee(id, </text:span><text:span text:style-name="T29">""</text:span><text:span text:style-name="T5">) { }</text:span></text:p>
      <text:p text:style-name="P4"><text:span text:style-name="T5"><text:s text:c="4"/></text:span><text:span text:style-name="T11">Employee</text:span><text:span text:style-name="T5">(std::</text:span><text:span text:style-name="T12">string</text:span><text:span text:style-name="T5"> name) : Employee(0, name) { }</text:span></text:p>
      <text:p text:style-name="P4"><text:span text:style-name="T5">};</text:span></text:p>
      <text:p text:style-name="P4"><text:span text:style-name="T5"/></text:p>
      <text:h text:style-name="P7" text:outline-level="1">Destructors</text:h>
      <text:p text:style-name="P2">if your class object is holding any resources (e.g. dynamic memory, or a file or database handle), or if you need to do any kind of maintenance before the object is destroyed,</text:p>
      <text:p text:style-name="P2"/>
      <text:p text:style-name="P2"/>
      <text:p text:style-name="P6"><text:span text:style-name="Strong_20_Emphasis">RAII</text:span></text:p>
      <text:p text:style-name="P6">RAII (Resource Acquisition Is Initialization) is a programming technique whereby resource use is tied to the lifetime of objects with automatic duration (e.g. non-dynamically allocated objects). In C++, RAII is implemented via constructors and destructors. A resource (such as memory, a file or database handle, etc…) is acquired in the object’s constructor. That resource can then be used while the object is alive. The resource is released in the destructor, when the object is destroyed. The primary advantage of RAII is that it helps prevent resource leaks (e.g. memory not being deallocated) as all resource-holding objects are cleaned up automatically.</text:p>
      <text:p text:style-name="P6">Under the RAII paradigm, objects holding resources should not be dynamically allocated, as forgetting to deallocate those objects will result in a resource leak.</text:p>
      <text:p text:style-name="P6"><text:span text:style-name="Strong_20_Emphasis">A warning about the exit() function</text:span></text:p>
      <text:p text:style-name="Text_20_body">Note that if you use the exit() function, your program will terminate and no destructors will be called. Be wary if you’re relying on your destructors to do necessary cleanup work (e.g. write something to a log file or database before exiti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09:27:17.515477436</meta:creation-date>
    <dc:date>2016-04-27T11:42:27.890484754</dc:date>
    <meta:editing-duration>PT2H3M8S</meta:editing-duration>
    <meta:editing-cycles>25</meta:editing-cycles>
    <meta:generator>LibreOffice/4.2.8.2$Linux_X86_64 LibreOffice_project/420m0$Build-2</meta:generator>
    <meta:document-statistic meta:table-count="0" meta:image-count="0" meta:object-count="0" meta:page-count="4" meta:paragraph-count="161" meta:word-count="1045" meta:character-count="6741" meta:non-whitespace-character-count="5478"/>
  </office:meta>
</office:document-meta>
</file>